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339cm" svg:height="1.577cm" draw:transform="rotate (0.725184304203644) translate (4.02693915438501cm 2.4811585090682cm)" svg:viewBox="0 0 1340 1578" svg:d="M0 244c-3 172 331 1063 560 1269 230 205 931-120 751-330-181-211-426-972-433-1123-6-152-875 13-878 184z">
          <text:p/>
        </draw:path>
        <draw:path draw:style-name="gr2" draw:text-style-name="P1" draw:layer="layout" svg:width="0.903cm" svg:height="0.661cm" draw:transform="rotate (-2.15757602131539) translate (4.90182444043801cm 2.059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6.07436597627599cm 2.661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5:19.177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